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46.25" calcext:value-type="float">
            <text:p>346.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" calcext:value-type="float">
            <text:p>20</text:p>
          </table:table-cell>
          <table:table-cell/>
          <table:table-cell table:formula="of:=[.B2]*[.D2]/[.C2]" office:value-type="float" office:value="0.00554" calcext:value-type="float">
            <text:p>0.00554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2-JTL/13241215" xlink:type="simple">https://www.digikey.com/en/products/detail/walsin-technology-corporation/WR12X102-JTL/1324121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" calcext:value-type="float">
            <text:p>20</text:p>
          </table:table-cell>
          <table:table-cell/>
          <table:table-cell table:formula="of:=[.B3]*[.D3]/[.C3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7R0/1757481" xlink:type="simple">https://www.digikey.com/en/products/detail/stackpole-electronics-inc/RMCF1206JT27R0/17574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338.75" calcext:value-type="float">
            <text:p>338.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" calcext:value-type="float">
            <text:p>60</text:p>
          </table:table-cell>
          <table:table-cell/>
          <table:table-cell table:formula="of:=[.B4]*[.D4]/[.C4]" office:value-type="float" office:value="0.01626" calcext:value-type="float">
            <text:p>0.01626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3-JTL/13240883" xlink:type="simple">https://www.digikey.com/en/products/detail/walsin-technology-corporation/WR12X103-JTL/1324088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" calcext:value-type="float">
            <text:p>20</text:p>
          </table:table-cell>
          <table:table-cell/>
          <table:table-cell table:formula="of:=[.B5]*[.D5]/[.C5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5K10/1753850" xlink:type="simple">https://www.digikey.com/en/products/detail/stackpole-electronics-inc/RMCF1206JT5K10/175385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" calcext:value-type="float">
            <text:p>40</text:p>
          </table:table-cell>
          <table:table-cell/>
          <table:table-cell table:formula="of:=[.B6]*[.D6]/[.C6]" office:value-type="float" office:value="0.01152" calcext:value-type="float">
            <text:p>0.01152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K00/1757363" xlink:type="simple">https://www.digikey.com/en/products/detail/stackpole-electronics-inc/RMCF1206JT2K00/175736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818.79" calcext:value-type="float">
            <text:p>818.79</text:p>
          </table:table-cell>
          <table:table-cell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" calcext:value-type="float">
            <text:p>670</text:p>
          </table:table-cell>
          <table:table-cell/>
          <table:table-cell table:formula="of:=[.B7]*[.D7]/[.C7]" office:value-type="float" office:value="5.22466" calcext:value-type="float">
            <text:p>5.22466</text:p>
          </table:table-cell>
          <table:table-cell office:value-type="string" calcext:value-type="string" table:number-columns-spanned="8" table:number-rows-spanned="1">
            <text:p><text:a xlink:href="https://www.digikey.com/en/products/detail/c-k/PTS636-SL43-SMTR-LFS/10071722" xlink:type="simple">https://www.digikey.com/en/products/detail/c-k/PTS636-SL43-SMTR-LFS/10071722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1495" calcext:value-type="float">
            <text:p>14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" calcext:value-type="float">
            <text:p>650</text:p>
          </table:table-cell>
          <table:table-cell/>
          <table:table-cell table:formula="of:=[.B8]*[.D8]/[.C8]" office:value-type="float" office:value="0.7774" calcext:value-type="float">
            <text:p>0.7774</text:p>
          </table:table-cell>
          <table:table-cell office:value-type="string" calcext:value-type="string" table:number-columns-spanned="8" table:number-rows-spanned="1">
            <text:p><text:a xlink:href="https://www.digikey.com/en/products/detail/smc-diode-solutions/S1M/6022596" xlink:type="simple">https://www.digikey.com/en/products/detail/smc-diode-solutions/S1M/602259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3518.8" calcext:value-type="float">
            <text:p>3518.8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" calcext:value-type="float">
            <text:p>10</text:p>
          </table:table-cell>
          <table:table-cell/>
          <table:table-cell table:formula="of:=[.B9]*[.D9]/[.C9]" office:value-type="float" office:value="0.35188" calcext:value-type="float">
            <text:p>0.35188</text:p>
          </table:table-cell>
          <table:table-cell office:value-type="string" calcext:value-type="string" table:number-columns-spanned="8" table:number-rows-spanned="1">
            <text:p><text:a xlink:href="https://www.digikey.com/en/products/detail/c-k/JS102011SAQN/1640095" xlink:type="simple">https://www.digikey.com/en/products/detail/c-k/JS102011SAQN/164009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300.2" calcext:value-type="float">
            <text:p>7300.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" calcext:value-type="float">
            <text:p>10</text:p>
          </table:table-cell>
          <table:table-cell/>
          <table:table-cell table:formula="of:=[.B10]*[.D10]/[.C10]" office:value-type="float" office:value="0.36501" calcext:value-type="float">
            <text:p>0.36501</text:p>
          </table:table-cell>
          <table:table-cell office:value-type="string" calcext:value-type="string" table:number-columns-spanned="8" table:number-rows-spanned="1">
            <text:p><text:a xlink:href="https://www.digikey.com/en/products/detail/gct/USB4105-GF-A/11198441" xlink:type="simple">https://www.digikey.com/en/products/detail/gct/USB4105-GF-A/1119844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9224.08" calcext:value-type="float">
            <text:p>9224.08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10" calcext:value-type="float">
            <text:p>10</text:p>
          </table:table-cell>
          <table:table-cell/>
          <table:table-cell table:formula="of:=[.B11]*[.D11]/[.C11]" office:value-type="float" office:value="3.35421090909091" calcext:value-type="float">
            <text:p>3.35421090909091</text:p>
          </table:table-cell>
          <table:table-cell office:value-type="string" calcext:value-type="string" table:number-columns-spanned="8" table:number-rows-spanned="1">
            <text:p><text:a xlink:href="https://www.digikey.com/en/products/detail/samtec-inc/HSEC8-140-01-L-DV-A-K-TR/7709486" xlink:type="simple">https://www.digikey.com/en/products/detail/samtec-inc/HSEC8-140-01-L-DV-A-K-TR/770948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712.8" calcext:value-type="float">
            <text:p>712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" calcext:value-type="float">
            <text:p>10</text:p>
          </table:table-cell>
          <table:table-cell/>
          <table:table-cell table:formula="of:=[.B12]*[.D12]/[.C12]" office:value-type="float" office:value="0.02376" calcext:value-type="float">
            <text:p>0.02376</text:p>
          </table:table-cell>
          <table:table-cell office:value-type="string" calcext:value-type="string" table:number-columns-spanned="8" table:number-rows-spanned="1">
            <text:p><text:a xlink:href="https://www.digikey.com/en/products/detail/panasonic-electronic-components/ERT-JZEG103FA/9646736" xlink:type="simple">https://www.digikey.com/en/products/detail/panasonic-electronic-components/ERT-JZEG103FA/96467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5688.5" calcext:value-type="float">
            <text:p>5688.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" calcext:value-type="float">
            <text:p>10</text:p>
          </table:table-cell>
          <table:table-cell/>
          <table:table-cell table:formula="of:=[.B13]*[.D13]/[.C13]" office:value-type="float" office:value="0.11377" calcext:value-type="float">
            <text:p>0.11377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SN74HCT373PWR/377006" xlink:type="simple">https://www.digikey.com/en/products/detail/texas-instruments/SN74HCT373PWR/37700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*[.$E$1]" office:value-type="float" office:value="10" calcext:value-type="float">
            <text:p>10</text:p>
          </table:table-cell>
          <table:table-cell/>
          <table:table-cell table:formula="of:=[.B14]*[.D14]/[.C14]" office:value-type="float" office:value="6.09" calcext:value-type="float">
            <text:p>6.09</text:p>
          </table:table-cell>
          <table:table-cell office:value-type="string" calcext:value-type="string" table:number-columns-spanned="8" table:number-rows-spanned="1">
            <text:p><text:a xlink:href="https://www.digikey.com/en/products/detail/orient-display/AFY240320A0-2-4N6NTN/13544636" xlink:type="simple">https://www.digikey.com/en/products/detail/orient-display/AFY240320A0-2-4N6NTN/135446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5670.3" calcext:value-type="float">
            <text:p>5670.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" calcext:value-type="float">
            <text:p>10</text:p>
          </table:table-cell>
          <table:table-cell/>
          <table:table-cell table:formula="of:=[.B15]*[.D15]/[.C15]" office:value-type="float" office:value="0.18901" calcext:value-type="float">
            <text:p>0.18901</text:p>
          </table:table-cell>
          <table:table-cell office:value-type="string" calcext:value-type="string" table:number-columns-spanned="8" table:number-rows-spanned="1">
            <text:p><text:a xlink:href="https://www.digikey.com/en/products/detail/cvilux-usa/CF5040FD0R0-05-NH/15793160" xlink:type="simple">https://www.digikey.com/en/products/detail/cvilux-usa/CF5040FD0R0-05-NH/1579316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2181.6" calcext:value-type="float">
            <text:p>2181.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" calcext:value-type="float">
            <text:p>10</text:p>
          </table:table-cell>
          <table:table-cell/>
          <table:table-cell table:formula="of:=[.B16]*[.D16]/[.C16]" office:value-type="float" office:value="0.21816" calcext:value-type="float">
            <text:p>0.21816</text:p>
          </table:table-cell>
          <table:table-cell office:value-type="string" calcext:value-type="string" table:number-columns-spanned="8" table:number-rows-spanned="1">
            <text:p><text:a xlink:href="https://www.digikey.com/en/products/detail/cui-devices/MSD-4-A/21796808" xlink:type="simple">https://www.digikey.com/en/products/detail/cui-devices/MSD-4-A/2179680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*[.$E$1]" office:value-type="float" office:value="10" calcext:value-type="float">
            <text:p>10</text:p>
          </table:table-cell>
          <table:table-cell/>
          <table:table-cell table:formula="of:=[.B17]*[.D17]/[.C17]" office:value-type="float" office:value="0.7" calcext:value-type="float">
            <text:p>0.7</text:p>
          </table:table-cell>
          <table:table-cell office:value-type="string" calcext:value-type="string" table:number-columns-spanned="8" table:number-rows-spanned="1">
            <text:p><text:a xlink:href="https://www.digikey.com/en/products/detail/raspberry-pi/SC0914-13/14306010" xlink:type="simple">https://www.digikey.com/en/products/detail/raspberry-pi/SC0914-13/1430601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*[.$E$1]" office:value-type="float" office:value="10" calcext:value-type="float">
            <text:p>10</text:p>
          </table:table-cell>
          <table:table-cell/>
          <table:table-cell table:formula="of:=[.B18]*[.D18]/[.C18]" office:value-type="float" office:value="2.57" calcext:value-type="float">
            <text:p>2.57</text:p>
          </table:table-cell>
          <table:table-cell office:value-type="string" calcext:value-type="string" table:number-columns-spanned="8" table:number-rows-spanned="1">
            <text:p><text:a xlink:href="https://www.digikey.com/en/products/detail/espressif-systems/esp32-c6-mini-1-h4/17885794" xlink:type="simple">https://www.digikey.com/en/products/detail/espressif-systems/esp32-c6-mini-1-h4/17885794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862.9" calcext:value-type="float">
            <text:p>8862.9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" calcext:value-type="float">
            <text:p>10</text:p>
          </table:table-cell>
          <table:table-cell/>
          <table:table-cell table:formula="of:=[.B19]*[.D19]/[.C19]" office:value-type="float" office:value="0.29543" calcext:value-type="float">
            <text:p>0.29543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bq21040dbvr/6036340" xlink:type="simple">https://www.digikey.com/en/products/detail/texas-instruments/bq21040dbvr/603634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041.8" calcext:value-type="float">
            <text:p>5041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" calcext:value-type="float">
            <text:p>10</text:p>
          </table:table-cell>
          <table:table-cell/>
          <table:table-cell table:formula="of:=[.B20]*[.D20]/[.C20]" office:value-type="float" office:value="0.16806" calcext:value-type="float">
            <text:p>0.16806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613221ADBVR/8638375" xlink:type="simple">https://www.digikey.com/en/products/detail/texas-instruments/TPS613221ADBVR/863837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" calcext:value-type="float">
            <text:p>10</text:p>
          </table:table-cell>
          <table:table-cell/>
          <table:table-cell table:formula="of:=[.B21]*[.D21]/[.C21]" office:value-type="float" office:value="0.509200396825397" calcext:value-type="float">
            <text:p>0.509200396825397</text:p>
          </table:table-cell>
          <table:table-cell office:value-type="string" calcext:value-type="string" table:number-columns-spanned="8" table:number-rows-spanned="1">
            <text:p><text:a xlink:href="https://www.digikey.com/en/products/detail/winbond-electronics/W25Q32JVSSIQ/5803981" xlink:type="simple">https://www.digikey.com/en/products/detail/winbond-electronics/W25Q32JVSSIQ/58039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3977.3" calcext:value-type="float">
            <text:p>3977.3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" calcext:value-type="float">
            <text:p>20</text:p>
          </table:table-cell>
          <table:table-cell/>
          <table:table-cell table:formula="of:=[.B22]*[.D22]/[.C22]" office:value-type="float" office:value="0.757580952380953" calcext:value-type="float">
            <text:p>0.757580952380953</text:p>
          </table:table-cell>
          <table:table-cell office:value-type="string" calcext:value-type="string" table:number-columns-spanned="8" table:number-rows-spanned="1">
            <text:p><text:a xlink:href="https://www.digikey.com/en/products/detail/kinetic-technologies/KTS1622EUAA-TR/18666778" xlink:type="simple">https://www.digikey.com/en/products/detail/kinetic-technologies/KTS1622EUAA-TR/1866677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8901" calcext:value-type="float">
            <text:p>89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" calcext:value-type="float">
            <text:p>20</text:p>
          </table:table-cell>
          <table:table-cell/>
          <table:table-cell table:formula="of:=[.B23]*[.D23]/[.C23]" office:value-type="float" office:value="0.11868" calcext:value-type="float">
            <text:p>0.11868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22919DCKR/10434801" xlink:type="simple">https://www.digikey.com/en/products/detail/texas-instruments/TPS22919DCKR/1043480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8696.1" calcext:value-type="float">
            <text:p>8696.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" calcext:value-type="float">
            <text:p>10</text:p>
          </table:table-cell>
          <table:table-cell/>
          <table:table-cell table:formula="of:=[.B24]*[.D24]/[.C24]" office:value-type="float" office:value="0.28987" calcext:value-type="float">
            <text:p>0.28987</text:p>
          </table:table-cell>
          <table:table-cell office:value-type="string" calcext:value-type="string" table:number-columns-spanned="8" table:number-rows-spanned="1">
            <text:p><text:a xlink:href="https://www.digikey.com/en/products/detail/stmicroelectronics/STM810RWX6F/666751" xlink:type="simple">https://www.digikey.com/en/products/detail/stmicroelectronics/STM810RWX6F/66675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7512" calcext:value-type="float">
            <text:p>7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" calcext:value-type="float">
            <text:p>10</text:p>
          </table:table-cell>
          <table:table-cell/>
          <table:table-cell table:formula="of:=[.B25]*[.D25]/[.C25]" office:value-type="float" office:value="0.15024" calcext:value-type="float">
            <text:p>0.15024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CD4053BPWR/525923" xlink:type="simple">https://www.digikey.com/en/products/detail/texas-instruments/CD4053BPWR/52592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8732.64" calcext:value-type="float">
            <text:p>8732.64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" calcext:value-type="float">
            <text:p>10</text:p>
          </table:table-cell>
          <table:table-cell/>
          <table:table-cell table:formula="of:=[.B26]*[.D26]/[.C26]" office:value-type="float" office:value="0.31188" calcext:value-type="float">
            <text:p>0.31188</text:p>
          </table:table-cell>
          <table:table-cell office:value-type="string" calcext:value-type="string" table:number-columns-spanned="8" table:number-rows-spanned="1">
            <text:p><text:a xlink:href="https://www.digikey.com/en/products/detail/onsemi/fsusb42mux/2036916" xlink:type="simple">https://www.digikey.com/en/products/detail/onsemi/fsusb42mux/203691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*[.$E$1]" office:value-type="float" office:value="10" calcext:value-type="float">
            <text:p>10</text:p>
          </table:table-cell>
          <table:table-cell/>
          <table:table-cell table:formula="of:=[.B27]*[.D27]/[.C27]" office:value-type="float" office:value="0.15" calcext:value-type="float">
            <text:p>0.15</text:p>
          </table:table-cell>
          <table:table-cell office:value-type="string" calcext:value-type="string" table:number-columns-spanned="8" table:number-rows-spanned="1">
            <text:p><text:a xlink:href="https://www.digikey.com/en/products/detail/yic/12M20P2-49US/15648617" xlink:type="simple">https://www.digikey.com/en/products/detail/yic/12M20P2-49US/15648617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" calcext:value-type="float">
            <text:p>10</text:p>
          </table:table-cell>
          <table:table-cell/>
          <table:table-cell table:formula="of:=[.B28]*[.D28]/[.C28]" office:value-type="float" office:value="8.003" calcext:value-type="float">
            <text:p>8.00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9]*[.$E$1]" office:value-type="float" office:value="10" calcext:value-type="float">
            <text:p>10</text:p>
          </table:table-cell>
          <table:table-cell/>
          <table:table-cell table:formula="of:=[.B29]*[.D29]/[.C29]" office:value-type="float" office:value="8.9" calcext:value-type="float">
            <text:p>8.9</text:p>
          </table:table-cell>
          <table:table-cell office:value-type="string" calcext:value-type="string" table:number-columns-spanned="8" table:number-rows-spanned="1">
            <text:p><text:a xlink:href="https://www.digikey.com/en/products/detail/mikroelektronika/MIKROE-698/13679450" xlink:type="simple">https://www.digikey.com/en/products/detail/mikroelektronika/MIKROE-698/13679450</text:a></text:p>
          </table:table-cell>
          <table:covered-table-cell table:number-columns-repeated="7"/>
        </table:table-row>
        <table:table-row table:style-name="ro1">
          <table:table-cell/>
          <table:table-cell table:formula="of:=SUM([.B2:.B29])" office:value-type="float" office:value="92763.62" calcext:value-type="float">
            <text:p>92763.62</text:p>
          </table:table-cell>
          <table:table-cell/>
          <table:table-cell table:formula="of:=SUM([.D2:.D29])" office:value-type="float" office:value="171" calcext:value-type="float">
            <text:p>171</text:p>
          </table:table-cell>
          <table:table-cell table:number-columns-repeated="2"/>
          <table:table-cell table:formula="of:=SUM([.G2:.G29])" office:value-type="float" office:value="39.6766422582973" calcext:value-type="float">
            <text:p>39.6766422582973</text:p>
          </table:table-cell>
          <table:table-cell table:number-columns-repeated="8"/>
        </table:table-row>
        <table:table-row table:style-name="ro1">
          <table:table-cell/>
          <table:table-cell table:formula="of:=[.B30]-[.B28]" office:value-type="float" office:value="92683.59" calcext:value-type="float">
            <text:p>92683.59</text:p>
          </table:table-cell>
          <table:table-cell table:number-columns-repeated="13"/>
        </table:table-row>
        <table:table-row table:style-name="ro1">
          <table:table-cell/>
          <table:table-cell table:formula="of:=[.B30]/10" office:value-type="float" office:value="9276.362" calcext:value-type="float">
            <text:p>9276.362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ice per bulk</text:p>
          </table:table-cell>
          <table:table-cell table:style-name="ce1" office:value-type="string" calcext:value-type="string">
            <text:p>qty per bulk</text:p>
          </table:table-cell>
          <table:table-cell table:style-name="ce1" office:value-type="string" calcext:value-type="string">
            <text:p>qty per calc</text:p>
          </table:table-cell>
          <table:table-cell table:style-name="ce1" office:value-type="string" calcext:value-type="string">
            <text:p>qty per even bulk</text:p>
          </table:table-cell>
          <table:table-cell table:style-name="ce1" office:value-type="string" calcext:value-type="string">
            <text:p>bulk per even bulk</text:p>
          </table:table-cell>
          <table:table-cell table:style-name="ce1" office:value-type="string" calcext:value-type="string">
            <text:p>calc per even bulk</text:p>
          </table:table-cell>
          <table:table-cell table:style-name="ce1" office:value-type="string" calcext:value-type="string">
            <text:p>even bulk per even calc</text:p>
          </table:table-cell>
          <table:table-cell table:style-name="ce1" office:value-type="string" calcext:value-type="string">
            <text:p>bulk per even calc</text:p>
          </table:table-cell>
          <table:table-cell table:style-name="ce1" office:value-type="string" calcext:value-type="string">
            <text:p>price per even calc</text:p>
          </table:table-cell>
          <table:table-cell table:number-columns-repeated="2"/>
          <table:table-cell office:value-type="string" calcext:value-type="string">
            <text:p>price per calc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formula="of:=[.B2]" office:value-type="float" office:value="346.25" calcext:value-type="float">
            <text:p>346.25</text:p>
          </table:table-cell>
          <table:table-cell table:formula="of:=[.C2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39];[.D39])" office:value-type="float" office:value="125000" calcext:value-type="float">
            <text:p>125000</text:p>
          </table:table-cell>
          <table:table-cell table:formula="of:=[.E39]/[.C39]" office:value-type="float" office:value="1" calcext:value-type="float">
            <text:p>1</text:p>
          </table:table-cell>
          <table:table-cell table:formula="of:=[.E39]/[.D39]" office:value-type="float" office:value="62500" calcext:value-type="float">
            <text:p>62500</text:p>
          </table:table-cell>
          <table:table-cell table:formula="of:=[.$G$67]/[.G39]" office:value-type="float" office:value="5544" calcext:value-type="float">
            <text:p>5544</text:p>
          </table:table-cell>
          <table:table-cell table:formula="of:=[.H39]*[.F39]" office:value-type="float" office:value="5544" calcext:value-type="float">
            <text:p>5544</text:p>
          </table:table-cell>
          <table:table-cell table:formula="of:=[.I39]*[.B39]" office:value-type="float" office:value="1919610" calcext:value-type="float">
            <text:p>1919610</text:p>
          </table:table-cell>
          <table:table-cell table:number-columns-repeated="2"/>
          <table:table-cell table:formula="of:=[.B39]/[.C39]" office:value-type="float" office:value="0.00277" calcext:value-type="float">
            <text:p>0.00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ohm res</text:p>
          </table:table-cell>
          <table:table-cell table:formula="of:=[.B3]" office:value-type="float" office:value="360" calcext:value-type="float">
            <text:p>360</text:p>
          </table:table-cell>
          <table:table-cell table:formula="of:=[.C3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0];[.D40])" office:value-type="float" office:value="125000" calcext:value-type="float">
            <text:p>125000</text:p>
          </table:table-cell>
          <table:table-cell table:formula="of:=[.E40]/[.C40]" office:value-type="float" office:value="1" calcext:value-type="float">
            <text:p>1</text:p>
          </table:table-cell>
          <table:table-cell table:formula="of:=[.E40]/[.D40]" office:value-type="float" office:value="62500" calcext:value-type="float">
            <text:p>62500</text:p>
          </table:table-cell>
          <table:table-cell table:formula="of:=[.$G$67]/[.G40]" office:value-type="float" office:value="5544" calcext:value-type="float">
            <text:p>5544</text:p>
          </table:table-cell>
          <table:table-cell table:formula="of:=[.H40]*[.F40]" office:value-type="float" office:value="5544" calcext:value-type="float">
            <text:p>5544</text:p>
          </table:table-cell>
          <table:table-cell table:formula="of:=[.I40]*[.B40]" office:value-type="float" office:value="1995840" calcext:value-type="float">
            <text:p>1995840</text:p>
          </table:table-cell>
          <table:table-cell table:number-columns-repeated="2"/>
          <table:table-cell table:formula="of:=[.B40]/[.C40]" office:value-type="float" office:value="0.00288" calcext:value-type="float">
            <text:p>0.0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 res</text:p>
          </table:table-cell>
          <table:table-cell table:formula="of:=[.B4]" office:value-type="float" office:value="338.75" calcext:value-type="float">
            <text:p>338.75</text:p>
          </table:table-cell>
          <table:table-cell table:formula="of:=[.C4]"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LCM([.C41];[.D41])" office:value-type="float" office:value="375000" calcext:value-type="float">
            <text:p>375000</text:p>
          </table:table-cell>
          <table:table-cell table:formula="of:=[.E41]/[.C41]" office:value-type="float" office:value="3" calcext:value-type="float">
            <text:p>3</text:p>
          </table:table-cell>
          <table:table-cell table:formula="of:=[.E41]/[.D41]" office:value-type="float" office:value="62500" calcext:value-type="float">
            <text:p>62500</text:p>
          </table:table-cell>
          <table:table-cell table:formula="of:=[.$G$67]/[.G41]" office:value-type="float" office:value="5544" calcext:value-type="float">
            <text:p>5544</text:p>
          </table:table-cell>
          <table:table-cell table:formula="of:=[.H41]*[.F41]" office:value-type="float" office:value="16632" calcext:value-type="float">
            <text:p>16632</text:p>
          </table:table-cell>
          <table:table-cell table:formula="of:=[.I41]*[.B41]" office:value-type="float" office:value="5634090" calcext:value-type="float">
            <text:p>5634090</text:p>
          </table:table-cell>
          <table:table-cell table:number-columns-repeated="2"/>
          <table:table-cell table:formula="of:=[.B41]/[.C41]" office:value-type="float" office:value="0.00271" calcext:value-type="float">
            <text:p>0.00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k</text:p>
          </table:table-cell>
          <table:table-cell table:formula="of:=[.B5]" office:value-type="float" office:value="360" calcext:value-type="float">
            <text:p>360</text:p>
          </table:table-cell>
          <table:table-cell table:formula="of:=[.C5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2];[.D42])" office:value-type="float" office:value="125000" calcext:value-type="float">
            <text:p>125000</text:p>
          </table:table-cell>
          <table:table-cell table:formula="of:=[.E42]/[.C42]" office:value-type="float" office:value="1" calcext:value-type="float">
            <text:p>1</text:p>
          </table:table-cell>
          <table:table-cell table:formula="of:=[.E42]/[.D42]" office:value-type="float" office:value="62500" calcext:value-type="float">
            <text:p>62500</text:p>
          </table:table-cell>
          <table:table-cell table:formula="of:=[.$G$67]/[.G42]" office:value-type="float" office:value="5544" calcext:value-type="float">
            <text:p>5544</text:p>
          </table:table-cell>
          <table:table-cell table:formula="of:=[.H42]*[.F42]" office:value-type="float" office:value="5544" calcext:value-type="float">
            <text:p>5544</text:p>
          </table:table-cell>
          <table:table-cell table:formula="of:=[.I42]*[.B42]" office:value-type="float" office:value="1995840" calcext:value-type="float">
            <text:p>1995840</text:p>
          </table:table-cell>
          <table:table-cell table:number-columns-repeated="2"/>
          <table:table-cell table:formula="of:=[.B42]/[.C42]" office:value-type="float" office:value="0.00288" calcext:value-type="float">
            <text:p>0.0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table:formula="of:=[.B6]" office:value-type="float" office:value="360" calcext:value-type="float">
            <text:p>360</text:p>
          </table:table-cell>
          <table:table-cell table:formula="of:=[.C6]"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LCM([.C43];[.D43])" office:value-type="float" office:value="125000" calcext:value-type="float">
            <text:p>125000</text:p>
          </table:table-cell>
          <table:table-cell table:formula="of:=[.E43]/[.C43]" office:value-type="float" office:value="1" calcext:value-type="float">
            <text:p>1</text:p>
          </table:table-cell>
          <table:table-cell table:formula="of:=[.E43]/[.D43]" office:value-type="float" office:value="31250" calcext:value-type="float">
            <text:p>31250</text:p>
          </table:table-cell>
          <table:table-cell table:formula="of:=[.$G$67]/[.G43]" office:value-type="float" office:value="11088" calcext:value-type="float">
            <text:p>11088</text:p>
          </table:table-cell>
          <table:table-cell table:formula="of:=[.H43]*[.F43]" office:value-type="float" office:value="11088" calcext:value-type="float">
            <text:p>11088</text:p>
          </table:table-cell>
          <table:table-cell table:formula="of:=[.I43]*[.B43]" office:value-type="float" office:value="3991680" calcext:value-type="float">
            <text:p>3991680</text:p>
          </table:table-cell>
          <table:table-cell table:number-columns-repeated="2"/>
          <table:table-cell table:formula="of:=[.B43]/[.C43]" office:value-type="float" office:value="0.00288" calcext:value-type="float">
            <text:p>0.0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n</text:p>
          </table:table-cell>
          <table:table-cell table:formula="of:=[.B7]" office:value-type="float" office:value="818.79" calcext:value-type="float">
            <text:p>818.79</text:p>
          </table:table-cell>
          <table:table-cell table:formula="of:=[.C7]"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LCM([.C44];[.D44])" office:value-type="float" office:value="703500" calcext:value-type="float">
            <text:p>703500</text:p>
          </table:table-cell>
          <table:table-cell table:formula="of:=[.E44]/[.C44]" office:value-type="float" office:value="67" calcext:value-type="float">
            <text:p>67</text:p>
          </table:table-cell>
          <table:table-cell table:formula="of:=[.E44]/[.D44]" office:value-type="float" office:value="10500" calcext:value-type="float">
            <text:p>10500</text:p>
          </table:table-cell>
          <table:table-cell table:formula="of:=[.$G$67]/[.G44]" office:value-type="float" office:value="33000" calcext:value-type="float">
            <text:p>33000</text:p>
          </table:table-cell>
          <table:table-cell table:formula="of:=[.H44]*[.F44]" office:value-type="float" office:value="2211000" calcext:value-type="float">
            <text:p>2211000</text:p>
          </table:table-cell>
          <table:table-cell table:formula="of:=[.I44]*[.B44]" office:value-type="float" office:value="1810344690" calcext:value-type="float">
            <text:p>1810344690</text:p>
          </table:table-cell>
          <table:table-cell table:number-columns-repeated="2"/>
          <table:table-cell table:formula="of:=[.B44]/[.C44]" office:value-type="float" office:value="0.07798" calcext:value-type="float">
            <text:p>0.0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e</text:p>
          </table:table-cell>
          <table:table-cell table:formula="of:=[.B8]" office:value-type="float" office:value="1495" calcext:value-type="float">
            <text:p>1495</text:p>
          </table:table-cell>
          <table:table-cell table:formula="of:=[.C8]"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LCM([.C45];[.D45])" office:value-type="float" office:value="1625000" calcext:value-type="float">
            <text:p>1625000</text:p>
          </table:table-cell>
          <table:table-cell table:formula="of:=[.E45]/[.C45]" office:value-type="float" office:value="13" calcext:value-type="float">
            <text:p>13</text:p>
          </table:table-cell>
          <table:table-cell table:formula="of:=[.E45]/[.D45]" office:value-type="float" office:value="25000" calcext:value-type="float">
            <text:p>25000</text:p>
          </table:table-cell>
          <table:table-cell table:formula="of:=[.$G$67]/[.G45]" office:value-type="float" office:value="13860" calcext:value-type="float">
            <text:p>13860</text:p>
          </table:table-cell>
          <table:table-cell table:formula="of:=[.H45]*[.F45]" office:value-type="float" office:value="180180" calcext:value-type="float">
            <text:p>180180</text:p>
          </table:table-cell>
          <table:table-cell table:formula="of:=[.I45]*[.B45]" office:value-type="float" office:value="269369100" calcext:value-type="float">
            <text:p>269369100</text:p>
          </table:table-cell>
          <table:table-cell table:number-columns-repeated="2"/>
          <table:table-cell table:formula="of:=[.B45]/[.C45]" office:value-type="float" office:value="0.01196" calcext:value-type="float">
            <text:p>0.0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sw</text:p>
          </table:table-cell>
          <table:table-cell table:formula="of:=[.B9]" office:value-type="float" office:value="3518.8" calcext:value-type="float">
            <text:p>3518.8</text:p>
          </table:table-cell>
          <table:table-cell table:formula="of:=[.C9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46];[.D46])" office:value-type="float" office:value="10000" calcext:value-type="float">
            <text:p>10000</text:p>
          </table:table-cell>
          <table:table-cell table:formula="of:=[.E46]/[.C46]" office:value-type="float" office:value="1" calcext:value-type="float">
            <text:p>1</text:p>
          </table:table-cell>
          <table:table-cell table:formula="of:=[.E46]/[.D46]" office:value-type="float" office:value="10000" calcext:value-type="float">
            <text:p>10000</text:p>
          </table:table-cell>
          <table:table-cell table:formula="of:=[.$G$67]/[.G46]" office:value-type="float" office:value="34650" calcext:value-type="float">
            <text:p>34650</text:p>
          </table:table-cell>
          <table:table-cell table:formula="of:=[.H46]*[.F46]" office:value-type="float" office:value="34650" calcext:value-type="float">
            <text:p>34650</text:p>
          </table:table-cell>
          <table:table-cell table:formula="of:=[.I46]*[.B46]" office:value-type="float" office:value="121926420" calcext:value-type="float">
            <text:p>121926420</text:p>
          </table:table-cell>
          <table:table-cell table:number-columns-repeated="2"/>
          <table:table-cell table:formula="of:=[.B46]/[.C46]" office:value-type="float" office:value="0.35188" calcext:value-type="float">
            <text:p>0.35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c</text:p>
          </table:table-cell>
          <table:table-cell table:formula="of:=[.B10]" office:value-type="float" office:value="7300.2" calcext:value-type="float">
            <text:p>7300.2</text:p>
          </table:table-cell>
          <table:table-cell table:formula="of:=[.C10]"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LCM([.C47];[.D47])" office:value-type="float" office:value="20000" calcext:value-type="float">
            <text:p>20000</text:p>
          </table:table-cell>
          <table:table-cell table:formula="of:=[.E47]/[.C47]" office:value-type="float" office:value="1" calcext:value-type="float">
            <text:p>1</text:p>
          </table:table-cell>
          <table:table-cell table:formula="of:=[.E47]/[.D47]" office:value-type="float" office:value="20000" calcext:value-type="float">
            <text:p>20000</text:p>
          </table:table-cell>
          <table:table-cell table:formula="of:=[.$G$67]/[.G47]" office:value-type="float" office:value="17325" calcext:value-type="float">
            <text:p>17325</text:p>
          </table:table-cell>
          <table:table-cell table:formula="of:=[.H47]*[.F47]" office:value-type="float" office:value="17325" calcext:value-type="float">
            <text:p>17325</text:p>
          </table:table-cell>
          <table:table-cell table:formula="of:=[.I47]*[.B47]" office:value-type="float" office:value="126475965" calcext:value-type="float">
            <text:p>126475965</text:p>
          </table:table-cell>
          <table:table-cell table:number-columns-repeated="2"/>
          <table:table-cell table:formula="of:=[.B47]/[.C47]" office:value-type="float" office:value="0.36501" calcext:value-type="float">
            <text:p>0.36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</text:p>
          </table:table-cell>
          <table:table-cell table:formula="of:=[.B11]" office:value-type="float" office:value="9224.08" calcext:value-type="float">
            <text:p>9224.08</text:p>
          </table:table-cell>
          <table:table-cell table:formula="of:=[.C11]"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LCM([.C48];[.D48])" office:value-type="float" office:value="2750" calcext:value-type="float">
            <text:p>2750</text:p>
          </table:table-cell>
          <table:table-cell table:formula="of:=[.E48]/[.C48]" office:value-type="float" office:value="1" calcext:value-type="float">
            <text:p>1</text:p>
          </table:table-cell>
          <table:table-cell table:formula="of:=[.E48]/[.D48]" office:value-type="float" office:value="2750" calcext:value-type="float">
            <text:p>2750</text:p>
          </table:table-cell>
          <table:table-cell table:formula="of:=[.$G$67]/[.G48]" office:value-type="float" office:value="126000" calcext:value-type="float">
            <text:p>126000</text:p>
          </table:table-cell>
          <table:table-cell table:formula="of:=[.H48]*[.F48]" office:value-type="float" office:value="126000" calcext:value-type="float">
            <text:p>126000</text:p>
          </table:table-cell>
          <table:table-cell table:formula="of:=[.I48]*[.B48]" office:value-type="float" office:value="1162234080" calcext:value-type="float">
            <text:p>1162234080</text:p>
          </table:table-cell>
          <table:table-cell table:number-columns-repeated="2"/>
          <table:table-cell table:formula="of:=[.B48]/[.C48]" office:value-type="float" office:value="3.35421090909091" calcext:value-type="float">
            <text:p>3.35421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istor</text:p>
          </table:table-cell>
          <table:table-cell table:formula="of:=[.B12]" office:value-type="float" office:value="712.8" calcext:value-type="float">
            <text:p>712.8</text:p>
          </table:table-cell>
          <table:table-cell table:formula="of:=[.C12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49];[.D49])" office:value-type="float" office:value="30000" calcext:value-type="float">
            <text:p>30000</text:p>
          </table:table-cell>
          <table:table-cell table:formula="of:=[.E49]/[.C49]" office:value-type="float" office:value="1" calcext:value-type="float">
            <text:p>1</text:p>
          </table:table-cell>
          <table:table-cell table:formula="of:=[.E49]/[.D49]" office:value-type="float" office:value="30000" calcext:value-type="float">
            <text:p>30000</text:p>
          </table:table-cell>
          <table:table-cell table:formula="of:=[.$G$67]/[.G49]" office:value-type="float" office:value="11550" calcext:value-type="float">
            <text:p>11550</text:p>
          </table:table-cell>
          <table:table-cell table:formula="of:=[.H49]*[.F49]" office:value-type="float" office:value="11550" calcext:value-type="float">
            <text:p>11550</text:p>
          </table:table-cell>
          <table:table-cell table:formula="of:=[.I49]*[.B49]" office:value-type="float" office:value="8232840" calcext:value-type="float">
            <text:p>8232840</text:p>
          </table:table-cell>
          <table:table-cell table:number-columns-repeated="2"/>
          <table:table-cell table:formula="of:=[.B49]/[.C49]" office:value-type="float" office:value="0.02376" calcext:value-type="float">
            <text:p>0.02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latch</text:p>
          </table:table-cell>
          <table:table-cell table:formula="of:=[.B13]" office:value-type="float" office:value="5688.5" calcext:value-type="float">
            <text:p>5688.5</text:p>
          </table:table-cell>
          <table:table-cell table:formula="of:=[.C13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50];[.D50])" office:value-type="float" office:value="50000" calcext:value-type="float">
            <text:p>50000</text:p>
          </table:table-cell>
          <table:table-cell table:formula="of:=[.E50]/[.C50]" office:value-type="float" office:value="1" calcext:value-type="float">
            <text:p>1</text:p>
          </table:table-cell>
          <table:table-cell table:formula="of:=[.E50]/[.D50]" office:value-type="float" office:value="50000" calcext:value-type="float">
            <text:p>50000</text:p>
          </table:table-cell>
          <table:table-cell table:formula="of:=[.$G$67]/[.G50]" office:value-type="float" office:value="6930" calcext:value-type="float">
            <text:p>6930</text:p>
          </table:table-cell>
          <table:table-cell table:formula="of:=[.H50]*[.F50]" office:value-type="float" office:value="6930" calcext:value-type="float">
            <text:p>6930</text:p>
          </table:table-cell>
          <table:table-cell table:formula="of:=[.I50]*[.B50]" office:value-type="float" office:value="39421305" calcext:value-type="float">
            <text:p>39421305</text:p>
          </table:table-cell>
          <table:table-cell table:number-columns-repeated="2"/>
          <table:table-cell table:formula="of:=[.B50]/[.C50]" office:value-type="float" office:value="0.11377" calcext:value-type="float">
            <text:p>0.1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</text:p>
          </table:table-cell>
          <table:table-cell table:formula="of:=[.B14]" office:value-type="float" office:value="6.09" calcext:value-type="float">
            <text:p>6.09</text:p>
          </table:table-cell>
          <table:table-cell table:formula="of:=[.C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1];[.D51])" office:value-type="float" office:value="1" calcext:value-type="float">
            <text:p>1</text:p>
          </table:table-cell>
          <table:table-cell table:formula="of:=[.E51]/[.C51]" office:value-type="float" office:value="1" calcext:value-type="float">
            <text:p>1</text:p>
          </table:table-cell>
          <table:table-cell table:formula="of:=[.E51]/[.D51]" office:value-type="float" office:value="1" calcext:value-type="float">
            <text:p>1</text:p>
          </table:table-cell>
          <table:table-cell table:formula="of:=[.$G$67]/[.G51]" office:value-type="float" office:value="346500000" calcext:value-type="float">
            <text:p>346500000</text:p>
          </table:table-cell>
          <table:table-cell table:formula="of:=[.H51]*[.F51]" office:value-type="float" office:value="346500000" calcext:value-type="float">
            <text:p>346500000</text:p>
          </table:table-cell>
          <table:table-cell table:formula="of:=[.I51]*[.B51]" office:value-type="float" office:value="2110185000" calcext:value-type="float">
            <text:p>2110185000</text:p>
          </table:table-cell>
          <table:table-cell table:number-columns-repeated="2"/>
          <table:table-cell table:formula="of:=[.B51]/[.C51]" office:value-type="float" office:value="6.09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 conn</text:p>
          </table:table-cell>
          <table:table-cell table:formula="of:=[.B15]" office:value-type="float" office:value="5670.3" calcext:value-type="float">
            <text:p>5670.3</text:p>
          </table:table-cell>
          <table:table-cell table:formula="of:=[.C15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2];[.D52])" office:value-type="float" office:value="30000" calcext:value-type="float">
            <text:p>30000</text:p>
          </table:table-cell>
          <table:table-cell table:formula="of:=[.E52]/[.C52]" office:value-type="float" office:value="1" calcext:value-type="float">
            <text:p>1</text:p>
          </table:table-cell>
          <table:table-cell table:formula="of:=[.E52]/[.D52]" office:value-type="float" office:value="30000" calcext:value-type="float">
            <text:p>30000</text:p>
          </table:table-cell>
          <table:table-cell table:formula="of:=[.$G$67]/[.G52]" office:value-type="float" office:value="11550" calcext:value-type="float">
            <text:p>11550</text:p>
          </table:table-cell>
          <table:table-cell table:formula="of:=[.H52]*[.F52]" office:value-type="float" office:value="11550" calcext:value-type="float">
            <text:p>11550</text:p>
          </table:table-cell>
          <table:table-cell table:formula="of:=[.I52]*[.B52]" office:value-type="float" office:value="65491965" calcext:value-type="float">
            <text:p>65491965</text:p>
          </table:table-cell>
          <table:table-cell table:number-columns-repeated="2"/>
          <table:table-cell table:formula="of:=[.B52]/[.C52]" office:value-type="float" office:value="0.18901" calcext:value-type="float">
            <text:p>0.1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d</text:p>
          </table:table-cell>
          <table:table-cell table:formula="of:=[.B16]" office:value-type="float" office:value="2181.6" calcext:value-type="float">
            <text:p>2181.6</text:p>
          </table:table-cell>
          <table:table-cell table:formula="of:=[.C16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53];[.D53])" office:value-type="float" office:value="10000" calcext:value-type="float">
            <text:p>10000</text:p>
          </table:table-cell>
          <table:table-cell table:formula="of:=[.E53]/[.C53]" office:value-type="float" office:value="1" calcext:value-type="float">
            <text:p>1</text:p>
          </table:table-cell>
          <table:table-cell table:formula="of:=[.E53]/[.D53]" office:value-type="float" office:value="10000" calcext:value-type="float">
            <text:p>10000</text:p>
          </table:table-cell>
          <table:table-cell table:formula="of:=[.$G$67]/[.G53]" office:value-type="float" office:value="34650" calcext:value-type="float">
            <text:p>34650</text:p>
          </table:table-cell>
          <table:table-cell table:formula="of:=[.H53]*[.F53]" office:value-type="float" office:value="34650" calcext:value-type="float">
            <text:p>34650</text:p>
          </table:table-cell>
          <table:table-cell table:formula="of:=[.I53]*[.B53]" office:value-type="float" office:value="75592440" calcext:value-type="float">
            <text:p>75592440</text:p>
          </table:table-cell>
          <table:table-cell table:number-columns-repeated="2"/>
          <table:table-cell table:formula="of:=[.B53]/[.C53]" office:value-type="float" office:value="0.21816" calcext:value-type="float">
            <text:p>0.2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2040</text:p>
          </table:table-cell>
          <table:table-cell table:formula="of:=[.B17]" office:value-type="float" office:value="0.7" calcext:value-type="float">
            <text:p>0.7</text:p>
          </table:table-cell>
          <table:table-cell table:formula="of:=[.C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4];[.D54])" office:value-type="float" office:value="1" calcext:value-type="float">
            <text:p>1</text:p>
          </table:table-cell>
          <table:table-cell table:formula="of:=[.E54]/[.C54]" office:value-type="float" office:value="1" calcext:value-type="float">
            <text:p>1</text:p>
          </table:table-cell>
          <table:table-cell table:formula="of:=[.E54]/[.D54]" office:value-type="float" office:value="1" calcext:value-type="float">
            <text:p>1</text:p>
          </table:table-cell>
          <table:table-cell table:formula="of:=[.$G$67]/[.G54]" office:value-type="float" office:value="346500000" calcext:value-type="float">
            <text:p>346500000</text:p>
          </table:table-cell>
          <table:table-cell table:formula="of:=[.H54]*[.F54]" office:value-type="float" office:value="346500000" calcext:value-type="float">
            <text:p>346500000</text:p>
          </table:table-cell>
          <table:table-cell table:formula="of:=[.I54]*[.B54]" office:value-type="float" office:value="242550000" calcext:value-type="float">
            <text:p>242550000</text:p>
          </table:table-cell>
          <table:table-cell table:number-columns-repeated="2"/>
          <table:table-cell table:formula="of:=[.B54]/[.C54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32</text:p>
          </table:table-cell>
          <table:table-cell table:formula="of:=[.B18]" office:value-type="float" office:value="2.57" calcext:value-type="float">
            <text:p>2.57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5];[.D55])" office:value-type="float" office:value="1" calcext:value-type="float">
            <text:p>1</text:p>
          </table:table-cell>
          <table:table-cell table:formula="of:=[.E55]/[.C55]" office:value-type="float" office:value="1" calcext:value-type="float">
            <text:p>1</text:p>
          </table:table-cell>
          <table:table-cell table:formula="of:=[.E55]/[.D55]" office:value-type="float" office:value="1" calcext:value-type="float">
            <text:p>1</text:p>
          </table:table-cell>
          <table:table-cell table:formula="of:=[.$G$67]/[.G55]" office:value-type="float" office:value="346500000" calcext:value-type="float">
            <text:p>346500000</text:p>
          </table:table-cell>
          <table:table-cell table:formula="of:=[.H55]*[.F55]" office:value-type="float" office:value="346500000" calcext:value-type="float">
            <text:p>346500000</text:p>
          </table:table-cell>
          <table:table-cell table:formula="of:=[.I55]*[.B55]" office:value-type="float" office:value="890505000" calcext:value-type="float">
            <text:p>890505000</text:p>
          </table:table-cell>
          <table:table-cell table:number-columns-repeated="2"/>
          <table:table-cell table:formula="of:=[.B55]/[.C55]" office:value-type="float" office:value="2.57" calcext:value-type="float">
            <text:p>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 charger</text:p>
          </table:table-cell>
          <table:table-cell table:formula="of:=[.B19]" office:value-type="float" office:value="8862.9" calcext:value-type="float">
            <text:p>8862.9</text:p>
          </table:table-cell>
          <table:table-cell table:formula="of:=[.C19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6];[.D56])" office:value-type="float" office:value="30000" calcext:value-type="float">
            <text:p>30000</text:p>
          </table:table-cell>
          <table:table-cell table:formula="of:=[.E56]/[.C56]" office:value-type="float" office:value="1" calcext:value-type="float">
            <text:p>1</text:p>
          </table:table-cell>
          <table:table-cell table:formula="of:=[.E56]/[.D56]" office:value-type="float" office:value="30000" calcext:value-type="float">
            <text:p>30000</text:p>
          </table:table-cell>
          <table:table-cell table:formula="of:=[.$G$67]/[.G56]" office:value-type="float" office:value="11550" calcext:value-type="float">
            <text:p>11550</text:p>
          </table:table-cell>
          <table:table-cell table:formula="of:=[.H56]*[.F56]" office:value-type="float" office:value="11550" calcext:value-type="float">
            <text:p>11550</text:p>
          </table:table-cell>
          <table:table-cell table:formula="of:=[.I56]*[.B56]" office:value-type="float" office:value="102366495" calcext:value-type="float">
            <text:p>102366495</text:p>
          </table:table-cell>
          <table:table-cell table:number-columns-repeated="2"/>
          <table:table-cell table:formula="of:=[.B56]/[.C56]" office:value-type="float" office:value="0.29543" calcext:value-type="float">
            <text:p>0.29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 conv</text:p>
          </table:table-cell>
          <table:table-cell table:formula="of:=[.B20]" office:value-type="float" office:value="5041.8" calcext:value-type="float">
            <text:p>5041.8</text:p>
          </table:table-cell>
          <table:table-cell table:formula="of:=[.C20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7];[.D57])" office:value-type="float" office:value="30000" calcext:value-type="float">
            <text:p>30000</text:p>
          </table:table-cell>
          <table:table-cell table:formula="of:=[.E57]/[.C57]" office:value-type="float" office:value="1" calcext:value-type="float">
            <text:p>1</text:p>
          </table:table-cell>
          <table:table-cell table:formula="of:=[.E57]/[.D57]" office:value-type="float" office:value="30000" calcext:value-type="float">
            <text:p>30000</text:p>
          </table:table-cell>
          <table:table-cell table:formula="of:=[.$G$67]/[.G57]" office:value-type="float" office:value="11550" calcext:value-type="float">
            <text:p>11550</text:p>
          </table:table-cell>
          <table:table-cell table:formula="of:=[.H57]*[.F57]" office:value-type="float" office:value="11550" calcext:value-type="float">
            <text:p>11550</text:p>
          </table:table-cell>
          <table:table-cell table:formula="of:=[.I57]*[.B57]" office:value-type="float" office:value="58232790" calcext:value-type="float">
            <text:p>58232790</text:p>
          </table:table-cell>
          <table:table-cell table:number-columns-repeated="2"/>
          <table:table-cell table:formula="of:=[.B57]/[.C57]" office:value-type="float" office:value="0.16806" calcext:value-type="float">
            <text:p>0.16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</text:p>
          </table:table-cell>
          <table:table-cell table:formula="of:=[.B21]" office:value-type="float" office:value="2566.37" calcext:value-type="float">
            <text:p>2566.37</text:p>
          </table:table-cell>
          <table:table-cell table:formula="of:=[.C21]"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LCM([.C58];[.D58])" office:value-type="float" office:value="5040" calcext:value-type="float">
            <text:p>5040</text:p>
          </table:table-cell>
          <table:table-cell table:formula="of:=[.E58]/[.C58]" office:value-type="float" office:value="1" calcext:value-type="float">
            <text:p>1</text:p>
          </table:table-cell>
          <table:table-cell table:formula="of:=[.E58]/[.D58]" office:value-type="float" office:value="5040" calcext:value-type="float">
            <text:p>5040</text:p>
          </table:table-cell>
          <table:table-cell table:formula="of:=[.$G$67]/[.G58]" office:value-type="float" office:value="68750" calcext:value-type="float">
            <text:p>68750</text:p>
          </table:table-cell>
          <table:table-cell table:formula="of:=[.H58]*[.F58]" office:value-type="float" office:value="68750" calcext:value-type="float">
            <text:p>68750</text:p>
          </table:table-cell>
          <table:table-cell table:formula="of:=[.I58]*[.B58]" office:value-type="float" office:value="176437937.5" calcext:value-type="float">
            <text:p>176437937.5</text:p>
          </table:table-cell>
          <table:table-cell table:number-columns-repeated="2"/>
          <table:table-cell table:formula="of:=[.B58]/[.C58]" office:value-type="float" office:value="0.509200396825397" calcext:value-type="float">
            <text:p>0.5092003968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 exp</text:p>
          </table:table-cell>
          <table:table-cell table:formula="of:=[.B22]" office:value-type="float" office:value="3977.3" calcext:value-type="float">
            <text:p>3977.3</text:p>
          </table:table-cell>
          <table:table-cell table:formula="of:=[.C22]"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LCM([.C59];[.D59])" office:value-type="float" office:value="10500" calcext:value-type="float">
            <text:p>10500</text:p>
          </table:table-cell>
          <table:table-cell table:formula="of:=[.E59]/[.C59]" office:value-type="float" office:value="1" calcext:value-type="float">
            <text:p>1</text:p>
          </table:table-cell>
          <table:table-cell table:formula="of:=[.E59]/[.D59]" office:value-type="float" office:value="5250" calcext:value-type="float">
            <text:p>5250</text:p>
          </table:table-cell>
          <table:table-cell table:formula="of:=[.$G$67]/[.G59]" office:value-type="float" office:value="66000" calcext:value-type="float">
            <text:p>66000</text:p>
          </table:table-cell>
          <table:table-cell table:formula="of:=[.H59]*[.F59]" office:value-type="float" office:value="66000" calcext:value-type="float">
            <text:p>66000</text:p>
          </table:table-cell>
          <table:table-cell table:formula="of:=[.I59]*[.B59]" office:value-type="float" office:value="262501800" calcext:value-type="float">
            <text:p>262501800</text:p>
          </table:table-cell>
          <table:table-cell table:number-columns-repeated="2"/>
          <table:table-cell table:formula="of:=[.B59]/[.C59]" office:value-type="float" office:value="0.378790476190476" calcext:value-type="float">
            <text:p>0.3787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</text:p>
          </table:table-cell>
          <table:table-cell table:formula="of:=[.B23]" office:value-type="float" office:value="8901" calcext:value-type="float">
            <text:p>8901</text:p>
          </table:table-cell>
          <table:table-cell table:formula="of:=[.C23]"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LCM([.C60];[.D60])" office:value-type="float" office:value="150000" calcext:value-type="float">
            <text:p>150000</text:p>
          </table:table-cell>
          <table:table-cell table:formula="of:=[.E60]/[.C60]" office:value-type="float" office:value="1" calcext:value-type="float">
            <text:p>1</text:p>
          </table:table-cell>
          <table:table-cell table:formula="of:=[.E60]/[.D60]" office:value-type="float" office:value="75000" calcext:value-type="float">
            <text:p>75000</text:p>
          </table:table-cell>
          <table:table-cell table:formula="of:=[.$G$67]/[.G60]" office:value-type="float" office:value="4620" calcext:value-type="float">
            <text:p>4620</text:p>
          </table:table-cell>
          <table:table-cell table:formula="of:=[.H60]*[.F60]" office:value-type="float" office:value="4620" calcext:value-type="float">
            <text:p>4620</text:p>
          </table:table-cell>
          <table:table-cell table:formula="of:=[.I60]*[.B60]" office:value-type="float" office:value="41122620" calcext:value-type="float">
            <text:p>41122620</text:p>
          </table:table-cell>
          <table:table-cell table:number-columns-repeated="2"/>
          <table:table-cell table:formula="of:=[.B60]/[.C60]" office:value-type="float" office:value="0.05934" calcext:value-type="float">
            <text:p>0.0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 pulse</text:p>
          </table:table-cell>
          <table:table-cell table:formula="of:=[.B24]" office:value-type="float" office:value="8696.1" calcext:value-type="float">
            <text:p>8696.1</text:p>
          </table:table-cell>
          <table:table-cell table:formula="of:=[.C24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61];[.D61])" office:value-type="float" office:value="30000" calcext:value-type="float">
            <text:p>30000</text:p>
          </table:table-cell>
          <table:table-cell table:formula="of:=[.E61]/[.C61]" office:value-type="float" office:value="1" calcext:value-type="float">
            <text:p>1</text:p>
          </table:table-cell>
          <table:table-cell table:formula="of:=[.E61]/[.D61]" office:value-type="float" office:value="30000" calcext:value-type="float">
            <text:p>30000</text:p>
          </table:table-cell>
          <table:table-cell table:formula="of:=[.$G$67]/[.G61]" office:value-type="float" office:value="11550" calcext:value-type="float">
            <text:p>11550</text:p>
          </table:table-cell>
          <table:table-cell table:formula="of:=[.H61]*[.F61]" office:value-type="float" office:value="11550" calcext:value-type="float">
            <text:p>11550</text:p>
          </table:table-cell>
          <table:table-cell table:formula="of:=[.I61]*[.B61]" office:value-type="float" office:value="100439955" calcext:value-type="float">
            <text:p>100439955</text:p>
          </table:table-cell>
          <table:table-cell table:number-columns-repeated="2"/>
          <table:table-cell table:formula="of:=[.B61]/[.C61]" office:value-type="float" office:value="0.28987" calcext:value-type="float">
            <text:p>0.2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mux</text:p>
          </table:table-cell>
          <table:table-cell table:formula="of:=[.B25]" office:value-type="float" office:value="7512" calcext:value-type="float">
            <text:p>7512</text:p>
          </table:table-cell>
          <table:table-cell table:formula="of:=[.C25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62];[.D62])" office:value-type="float" office:value="50000" calcext:value-type="float">
            <text:p>50000</text:p>
          </table:table-cell>
          <table:table-cell table:formula="of:=[.E62]/[.C62]" office:value-type="float" office:value="1" calcext:value-type="float">
            <text:p>1</text:p>
          </table:table-cell>
          <table:table-cell table:formula="of:=[.E62]/[.D62]" office:value-type="float" office:value="50000" calcext:value-type="float">
            <text:p>50000</text:p>
          </table:table-cell>
          <table:table-cell table:formula="of:=[.$G$67]/[.G62]" office:value-type="float" office:value="6930" calcext:value-type="float">
            <text:p>6930</text:p>
          </table:table-cell>
          <table:table-cell table:formula="of:=[.H62]*[.F62]" office:value-type="float" office:value="6930" calcext:value-type="float">
            <text:p>6930</text:p>
          </table:table-cell>
          <table:table-cell table:formula="of:=[.I62]*[.B62]" office:value-type="float" office:value="52058160" calcext:value-type="float">
            <text:p>52058160</text:p>
          </table:table-cell>
          <table:table-cell table:number-columns-repeated="2"/>
          <table:table-cell table:formula="of:=[.B62]/[.C62]" office:value-type="float" office:value="0.15024" calcext:value-type="float">
            <text:p>0.15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mux</text:p>
          </table:table-cell>
          <table:table-cell table:formula="of:=[.B26]" office:value-type="float" office:value="8732.64" calcext:value-type="float">
            <text:p>8732.64</text:p>
          </table:table-cell>
          <table:table-cell table:formula="of:=[.C26]"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LCM([.C63];[.D63])" office:value-type="float" office:value="28000" calcext:value-type="float">
            <text:p>28000</text:p>
          </table:table-cell>
          <table:table-cell table:formula="of:=[.E63]/[.C63]" office:value-type="float" office:value="1" calcext:value-type="float">
            <text:p>1</text:p>
          </table:table-cell>
          <table:table-cell table:formula="of:=[.E63]/[.D63]" office:value-type="float" office:value="28000" calcext:value-type="float">
            <text:p>28000</text:p>
          </table:table-cell>
          <table:table-cell table:formula="of:=[.$G$67]/[.G63]" office:value-type="float" office:value="12375" calcext:value-type="float">
            <text:p>12375</text:p>
          </table:table-cell>
          <table:table-cell table:formula="of:=[.H63]*[.F63]" office:value-type="float" office:value="12375" calcext:value-type="float">
            <text:p>12375</text:p>
          </table:table-cell>
          <table:table-cell table:formula="of:=[.I63]*[.B63]" office:value-type="float" office:value="108066420" calcext:value-type="float">
            <text:p>108066420</text:p>
          </table:table-cell>
          <table:table-cell table:number-columns-repeated="2"/>
          <table:table-cell table:formula="of:=[.B63]/[.C63]" office:value-type="float" office:value="0.31188" calcext:value-type="float">
            <text:p>0.31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</text:p>
          </table:table-cell>
          <table:table-cell table:formula="of:=[.B27]" office:value-type="float" office:value="0.15" calcext:value-type="float">
            <text:p>0.15</text:p>
          </table:table-cell>
          <table:table-cell table:formula="of:=[.C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4];[.D64])" office:value-type="float" office:value="1" calcext:value-type="float">
            <text:p>1</text:p>
          </table:table-cell>
          <table:table-cell table:formula="of:=[.E64]/[.C64]" office:value-type="float" office:value="1" calcext:value-type="float">
            <text:p>1</text:p>
          </table:table-cell>
          <table:table-cell table:formula="of:=[.E64]/[.D64]" office:value-type="float" office:value="1" calcext:value-type="float">
            <text:p>1</text:p>
          </table:table-cell>
          <table:table-cell table:formula="of:=[.$G$67]/[.G64]" office:value-type="float" office:value="346500000" calcext:value-type="float">
            <text:p>346500000</text:p>
          </table:table-cell>
          <table:table-cell table:formula="of:=[.H64]*[.F64]" office:value-type="float" office:value="346500000" calcext:value-type="float">
            <text:p>346500000</text:p>
          </table:table-cell>
          <table:table-cell table:formula="of:=[.I64]*[.B64]" office:value-type="float" office:value="51975000" calcext:value-type="float">
            <text:p>51975000</text:p>
          </table:table-cell>
          <table:table-cell table:number-columns-repeated="2"/>
          <table:table-cell table:formula="of:=[.B64]/[.C64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34711739.52" calcext:value-type="float">
            <text:p>134711739.52</text:p>
          </table:table-cell>
          <table:table-cell office:value-type="float" office:value="86625000" calcext:value-type="float">
            <text:p>86625000</text:p>
          </table:table-cell>
          <table:table-cell office:value-type="float" office:value="1" calcext:value-type="float">
            <text:p>1</text:p>
          </table:table-cell>
          <table:table-cell table:formula="of:=LCM([.C65];[.D65])" office:value-type="float" office:value="86625000" calcext:value-type="float">
            <text:p>86625000</text:p>
          </table:table-cell>
          <table:table-cell table:formula="of:=[.E65]/[.C65]" office:value-type="float" office:value="1" calcext:value-type="float">
            <text:p>1</text:p>
          </table:table-cell>
          <table:table-cell table:formula="of:=[.E65]/[.D65]" office:value-type="float" office:value="86625000" calcext:value-type="float">
            <text:p>86625000</text:p>
          </table:table-cell>
          <table:table-cell table:formula="of:=[.$G$67]/[.G65]" office:value-type="float" office:value="4" calcext:value-type="float">
            <text:p>4</text:p>
          </table:table-cell>
          <table:table-cell table:formula="of:=[.H65]*[.F65]" office:value-type="float" office:value="4" calcext:value-type="float">
            <text:p>4</text:p>
          </table:table-cell>
          <table:table-cell table:formula="of:=[.I65]*[.B65]" office:value-type="float" office:value="538846958.08" calcext:value-type="float">
            <text:p>538846958.08</text:p>
          </table:table-cell>
          <table:table-cell table:number-columns-repeated="2"/>
          <table:table-cell table:formula="of:=[.B65]/[.C65]" office:value-type="float" office:value="1.55511387613276" calcext:value-type="float">
            <text:p>1.5551138761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table:formula="of:=[.B29]" office:value-type="float" office:value="8.9" calcext:value-type="float">
            <text:p>8.9</text:p>
          </table:table-cell>
          <table:table-cell table:formula="of:=[.C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6];[.D66])" office:value-type="float" office:value="1" calcext:value-type="float">
            <text:p>1</text:p>
          </table:table-cell>
          <table:table-cell table:formula="of:=[.E66]/[.C66]" office:value-type="float" office:value="1" calcext:value-type="float">
            <text:p>1</text:p>
          </table:table-cell>
          <table:table-cell table:formula="of:=[.E66]/[.D66]" office:value-type="float" office:value="1" calcext:value-type="float">
            <text:p>1</text:p>
          </table:table-cell>
          <table:table-cell table:formula="of:=[.$G$67]/[.G66]" office:value-type="float" office:value="346500000" calcext:value-type="float">
            <text:p>346500000</text:p>
          </table:table-cell>
          <table:table-cell table:formula="of:=[.H66]*[.F66]" office:value-type="float" office:value="346500000" calcext:value-type="float">
            <text:p>346500000</text:p>
          </table:table-cell>
          <table:table-cell table:formula="of:=[.I66]*[.B66]" office:value-type="float" office:value="3083850000" calcext:value-type="float">
            <text:p>3083850000</text:p>
          </table:table-cell>
          <table:table-cell table:number-columns-repeated="2"/>
          <table:table-cell table:formula="of:=[.B66]/[.C66]"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lc per even calc:</text:p>
          </table:table-cell>
          <table:table-cell table:formula="of:=LCM([.G39:.G66])" office:value-type="float" office:value="346500000" calcext:value-type="float">
            <text:p>346500000</text:p>
          </table:table-cell>
          <table:table-cell/>
          <table:table-cell office:value-type="string" calcext:value-type="string">
            <text:p>total per even calc:</text:p>
          </table:table-cell>
          <table:table-cell table:formula="of:=SUM([.J39:.J66])" office:value-type="float" office:value="11513764000.58" calcext:value-type="float">
            <text:p>11513764000.58</text:p>
          </table:table-cell>
          <table:table-cell/>
          <table:table-cell office:value-type="string" calcext:value-type="string">
            <text:p>total per calc</text:p>
          </table:table-cell>
          <table:table-cell table:formula="of:=[.J67]/[.G67]" office:value-type="float" office:value="33.22875613443" calcext:value-type="float">
            <text:p>33.228756134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9:27:35.116289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1T19:36:05.431016476</dc:date>
    <meta:editing-duration>PT10H34M59S</meta:editing-duration>
    <meta:editing-cycles>12</meta:editing-cycles>
    <meta:generator>LibreOffice/24.2.0.3$Linux_X86_64 LibreOffice_project/420$Build-3</meta:generator>
    <meta:document-statistic meta:table-count="1" meta:cell-count="525" meta:object-count="0"/>
  </office:meta>
</office:document-meta>
</file>